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7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7" office:value-type="string" calcext:value-type="string" table:number-columns-spanned="5" table:number-rows-spanned="1">
            <text:p>Walking skeleton, router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7" office:value-type="string" calcext:value-type="string" table:number-columns-spanned="5" table:number-rows-spanned="1">
            <text:p>Notifications and redux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7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7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Download function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Encryption/Decryption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4" table:number-rows-spanned="1">
            <text:p>backend tests</text:p>
          </table:table-cell>
          <table:covered-table-cell table:number-columns-repeated="3"/>
          <table:table-cell table:number-columns-repeated="1017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19])" office:value-type="float" office:value="37.5" calcext:value-type="float">
            <text:p>37,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21]-[.B20]" office:value-type="float" office:value="142.5" calcext:value-type="float">
            <text:p>142,5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.00.0000</text:date>, <text:time style:data-style-name="N2" text:time-value="23:17:24.02014533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1-19T23:30:18.952792083</dc:date>
    <meta:editing-duration>PT2H57M13S</meta:editing-duration>
    <meta:editing-cycles>19</meta:editing-cycles>
    <meta:generator>LibreOffice/6.0.7.3$Linux_X86_64 LibreOffice_project/00m0$Build-3</meta:generator>
    <meta:document-statistic meta:table-count="1" meta:cell-count="39" meta:object-count="0"/>
  </office:meta>
</office:document-meta>
</file>